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F00000212BBE22E965D071582.png" manifest:media-type="image/png"/>
  <manifest:file-entry manifest:full-path="Pictures/100021B200008D2E00004F60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75cm" fo:min-width="4.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Dashed_20__28_var_29_" svg:stroke-width="0.106cm" svg:stroke-color="#f79448" draw:marker-start-width="0.359cm" draw:marker-end-width="0.359cm" draw:fill="none" draw:textarea-horizontal-align="justify" draw:textarea-vertical-align="middle" draw:auto-grow-height="false" fo:min-height="7.67cm" fo:min-width="5.864cm" fo:padding-top="0.178cm" fo:padding-bottom="0.178cm" fo:padding-left="0.303cm" fo:padding-right="0.303cm"/>
    </style:style>
    <style:style style:name="gr4" style:family="graphic" style:parent-style-name="standard">
      <style:graphic-properties draw:fill="solid" draw:fill-color="#f79448" draw:textarea-horizontal-align="justify" draw:textarea-vertical-align="middle" draw:auto-grow-height="false" fo:min-height="1.75cm" fo:min-width="2.7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1.55cm" fo:min-width="2.7cm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notes">
      <style:graphic-properties draw:fill-color="#ffffff" fo:min-height="1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style:font-size-asian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79448"/>
      <style:paragraph-properties fo:text-align="center"/>
    </style:style>
    <style:style style:name="P6" style:family="paragraph">
      <loext:graphic-properties draw:fill-color="#00a65d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color="#b2b2b2"/>
    </style:style>
    <style:style style:name="T2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/>
        </draw:frame>
        <draw:custom-shape draw:style-name="gr1" draw:text-style-name="P1" draw:layer="layout" svg:width="5.4cm" svg:height="4cm" svg:x="0.4cm" svg:y="2.6cm">
          <text:p text:style-name="P1">Farm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1.8cm" svg:y="3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7.6cm" svg:y="3cm">
          <text:p text:style-name="P1">Pla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7.8cm" svg:y="8.6cm">
          <text:p text:style-name="P1">Interes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6.6cm" svg:y="7.8cm">
          <text:p text:style-name="P1">Prosp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0.6cm" svg:y="7.4cm">
          <text:p text:style-name="P1">Visit<text:tab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4cm" svg:x="6cm" svg:y="2.8cm">
          <text:p text:style-name="P2">Dealer</text:p>
          <text:p text:style-name="P2"><text:span text:style-name="T1">Name, locatio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custom-shape draw:style-name="gr1" draw:text-style-name="P2" draw:layer="layout" svg:width="5.4cm" svg:height="4cm" svg:x="3.4cm" svg:y="6.2cm">
          <text:p text:style-name="P2">Dealer-produc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4cm" svg:x="3.4cm" svg:y="0.8cm">
          <text:p text:style-name="P2">Dealer</text:p>
          <text:p text:style-name="P2"><text:span text:style-name="T1">Name, lo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4cm" svg:x="3.4cm" svg:y="10.8cm">
          <text:p text:style-name="P2">Visit<text:tab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4cm" svg:x="13cm" svg:y="9.8cm">
          <text:p text:style-name="P2">Dealer-Farmer</text:p>
          <text:p text:style-name="P2"><text:s/>rel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4cm" svg:x="13cm" svg:y="5.2cm">
          <text:p text:style-name="P2">Purchase</text:p>
          <text:p text:style-name="P2"><text:s/>histor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cm" svg:height="11.2cm" svg:x="11.2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2cm" svg:height="2cm" svg:x="19.4cm" svg:y="5.4cm">
          <text:p text:style-name="P2">Farm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cm" svg:height="1.8cm" svg:x="7.6cm" svg:y="12.8cm">
          <text:p text:style-name="P2">Field officer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custom-shape draw:style-name="gr1" draw:text-style-name="P2" draw:layer="layout" svg:width="5.4cm" svg:height="4cm" svg:x="2cm" svg:y="1.4cm">
          <text:p text:style-name="P2">Farm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4cm" svg:x="0.4cm" svg:y="7cm">
          <text:p text:style-name="P2">Pla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4cm" svg:x="20.6cm" svg:y="11.6cm">
          <text:p text:style-name="P2">Prospec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4cm" svg:x="14.6cm" svg:y="11.2cm">
          <text:p text:style-name="P2">Escal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4cm" svg:x="6.4cm" svg:y="7cm">
          <text:p text:style-name="P2">Interes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4cm" svg:x="17.4cm" svg:y="7cm">
          <text:p text:style-name="P2">Purchase</text:p>
          <text:p text:style-name="P2"><text:s/>history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4cm" svg:height="4cm" svg:x="7.2cm" svg:y="11.4cm">
          <text:p text:style-name="P2">Dealer-Farmer</text:p>
          <text:p text:style-name="P2"><text:s/>relation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/>
        </draw:frame>
        <draw:custom-shape draw:style-name="gr1" draw:text-style-name="P1" draw:layer="layout" svg:width="5.4cm" svg:height="4cm" svg:x="0.6cm" svg:y="6.6cm">
          <text:p text:style-name="P1">Farm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.4cm" svg:y="0.6cm">
          <text:p text:style-name="P1">Field offic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6.4cm" svg:y="6.6cm">
          <text:p text:style-name="P1">Visit<text:tab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2.4cm" svg:y="6.6cm">
          <text:p text:style-name="P1">Escalation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/>
        </draw:frame>
        <draw:custom-shape draw:style-name="gr1" draw:text-style-name="P1" draw:layer="layout" svg:width="5.4cm" svg:height="4cm" svg:x="6.2cm" svg:y="7cm">
          <text:p text:style-name="P1">compan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.2cm" svg:y="1.4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0.4cm" svg:y="7cm">
          <text:p text:style-name="P1">Pla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1.8cm" svg:y="7.2cm">
          <text:p text:style-name="P1">Purchase</text:p>
          <text:p text:style-name="P1"><text:s/>history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/>
        </draw:frame>
        <draw:custom-shape draw:style-name="gr1" draw:text-style-name="P1" draw:layer="layout" svg:width="5.4cm" svg:height="4cm" svg:x="0.8cm" svg:y="7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0.8cm" svg:y="1.8cm">
          <text:p text:style-name="P1">Pla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6.8cm" svg:y="7cm">
          <text:p text:style-name="P1">Interes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2.6cm" svg:y="7cm">
          <text:p text:style-name="P1"><text:span text:style-name="T2">Sell amount</text:span></text:p>
          <text:p text:style-name="P1">Purchase</text:p>
          <text:p text:style-name="P1"><text:s/>history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2cm" svg:height="2cm" svg:x="9cm" svg:y="10cm">
          <text:p text:style-name="P2">Farm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2cm" svg:height="2cm" svg:x="15cm" svg:y="10.2cm">
          <text:p text:style-name="P2">Farmer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/>
        </draw:frame>
        <draw:custom-shape draw:style-name="gr1" draw:text-style-name="P1" draw:layer="layout" svg:width="5.4cm" svg:height="4cm" svg:x="0.4cm" svg:y="10cm">
          <text:p text:style-name="P1">Farm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2.4cm" svg:y="7cm">
          <text:p text:style-name="P1">compan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2cm" svg:y="2.2cm">
          <text:p text:style-name="P1">Field offic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6.4cm" svg:y="6.8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0.4cm" svg:y="7cm">
          <text:p text:style-name="P1">Pla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8.4cm" svg:y="7cm">
          <text:p text:style-name="P1">Interes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2.4cm" svg:y="11.2cm">
          <text:p text:style-name="P1">Prosp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6.2cm" svg:y="11.6cm">
          <text:p text:style-name="P1">Visit<text:tab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8.4cm" svg:y="11.4cm">
          <text:p text:style-name="P1">Escal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20.8cm" svg:y="2.2cm">
          <text:p text:style-name="P1">Purchase</text:p>
          <text:p text:style-name="P1"><text:s/>history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TMO page</text:p>
          </draw:text-box>
        </draw:frame>
        <draw:custom-shape draw:style-name="gr1" draw:text-style-name="P1" draw:layer="layout" svg:width="5.4cm" svg:height="4cm" svg:x="0.4cm" svg:y="2.4cm">
          <text:p text:style-name="P1">Farm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2.4cm" svg:y="7cm">
          <text:p text:style-name="P1">compan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6cm" svg:y="2.4cm">
          <text:p text:style-name="P1">Field offic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6.4cm" svg:y="6.8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0.4cm" svg:y="7cm">
          <text:p text:style-name="P1">Pla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7.2cm" svg:y="2.4cm">
          <text:p text:style-name="P1">Interes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2.4cm" svg:y="11.2cm">
          <text:p text:style-name="P1">Prosp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1.6cm" svg:y="2.6cm">
          <text:p text:style-name="P1">Escal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4cm" svg:height="4cm" svg:x="18.6cm" svg:y="7cm">
          <text:p text:style-name="P1">Purchase</text:p>
          <text:p text:style-name="P1"><text:s/>history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 Regular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BBE22E965D071582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8:47:02.864221961</meta:creation-date>
    <meta:editing-duration>PT8M5S</meta:editing-duration>
    <meta:editing-cycles>2</meta:editing-cycles>
    <meta:generator>LibreOffice/6.0.7.3$Linux_X86_64 LibreOffice_project/00m0$Build-3</meta:generator>
    <dc:title>Metropolis</dc:title>
    <dc:date>2019-09-30T19:36:12.369276581</dc:date>
    <meta:document-statistic meta:object-count="101"/>
  </office:meta>
</office:document-meta>
</file>